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ela2" style:family="table">
      <style:table-properties style:width="17.009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17.009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ffff00" fo:padding="0.097cm" fo:border="0.05pt solid #000000">
        <style:background-image/>
      </style:table-cell-properties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413cm"/>
    </style:style>
    <style:style style:name="Tabela3.B" style:family="table-column">
      <style:table-column-properties style:column-width="13.6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09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17.009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ffff00" fo:padding="0.097cm" fo:border="0.05pt solid #000000">
        <style:background-image/>
      </style:table-cell-properties>
    </style:style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11.513cm"/>
    </style:style>
    <style:style style:name="Tabela1.B" style:family="table-column">
      <style:table-column-properties style:column-width="5.49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6" style:family="table">
      <style:table-properties style:width="17.009cm" fo:margin-left="0cm" table:align="left" fo:background-color="transparent">
        <style:background-image/>
      </style:table-properties>
    </style:style>
    <style:style style:name="Tabela6.A" style:family="table-column">
      <style:table-column-properties style:column-width="11.513cm"/>
    </style:style>
    <style:style style:name="Tabela6.B" style:family="table-column">
      <style:table-column-properties style:column-width="5.496cm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padding="0.097cm" fo:border-left="1pt solid #000000" fo:border-right="none" fo:border-top="1pt solid #000000" fo:border-bottom="1pt solid #000000"/>
    </style:style>
    <style:style style:name="Tabela6.B1" style:family="table-cell">
      <style:table-cell-properties fo:padding="0.097cm" fo:border="1pt solid #000000"/>
    </style:style>
    <style:style style:name="P1" style:family="paragraph" style:parent-style-name="Standard">
      <style:text-properties officeooo:paragraph-rsid="00a0d658"/>
    </style:style>
    <style:style style:name="P2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paragraph-rsid="00a0d658" style:font-size-asian="14pt" style:font-weight-asian="bold" style:font-size-complex="14pt"/>
    </style:style>
    <style:style style:name="P3" style:family="paragraph" style:parent-style-name="Table_20_Contents">
      <style:text-properties fo:language="pt" fo:country="BR" officeooo:paragraph-rsid="00a0d658"/>
    </style:style>
    <style:style style:name="P4" style:family="paragraph" style:parent-style-name="Standard">
      <style:text-properties fo:language="pt" fo:country="BR" officeooo:paragraph-rsid="001aff17"/>
    </style:style>
    <style:style style:name="P5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aff1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e970f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aff17" officeooo:paragraph-rsid="0073c9b9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522c63" officeooo:paragraph-rsid="0073c9b9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73c9b9"/>
    </style:style>
    <style:style style:name="P10" style:family="paragraph" style:parent-style-name="Standard">
      <style:paragraph-properties fo:line-height="115%" fo:text-align="justify" style:justify-single-word="false"/>
      <style:text-properties fo:language="pt" fo:country="BR" officeooo:paragraph-rsid="0073c9b9"/>
    </style:style>
    <style:style style:name="P11" style:family="paragraph" style:parent-style-name="Standard">
      <style:paragraph-properties fo:line-height="115%" fo:text-align="end" style:justify-single-word="false"/>
      <style:text-properties fo:language="pt" fo:country="BR" officeooo:paragraph-rsid="0091c072"/>
    </style:style>
    <style:style style:name="P12" style:family="paragraph" style:parent-style-name="Standard">
      <style:paragraph-properties fo:text-align="justify" style:justify-single-word="false"/>
      <style:text-properties fo:language="pt" fo:country="BR" officeooo:paragraph-rsid="00574213"/>
    </style:style>
    <style:style style:name="P13" style:family="paragraph" style:parent-style-name="Standard">
      <style:text-properties fo:language="pt" fo:country="BR" officeooo:paragraph-rsid="00203abe"/>
    </style:style>
    <style:style style:name="P14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fo:font-weight="bold" officeooo:rsid="001f7d39" officeooo:paragraph-rsid="009daa4d" style:font-weight-asian="bold" style:font-weight-complex="bold"/>
    </style:style>
    <style:style style:name="P15" style:family="paragraph" style:parent-style-name="Heading_20_1">
      <style:paragraph-properties fo:text-align="end" style:justify-single-word="false"/>
      <style:text-properties fo:font-size="2pt" fo:language="pt" fo:country="BR" officeooo:paragraph-rsid="00a0d658" style:font-size-asian="1.75pt" style:font-size-complex="2pt"/>
    </style:style>
    <style:style style:name="P16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a0d658" officeooo:paragraph-rsid="00a0d658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943faa" style:font-size-asian="12pt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fo:font-size="12pt" fo:language="pt" fo:country="BR" officeooo:rsid="001aff17" officeooo:paragraph-rsid="00943faa" style:font-size-asian="12pt" style:font-size-complex="12pt"/>
    </style:style>
    <style:style style:name="P19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7fb0da" style:font-size-complex="12pt"/>
    </style:style>
    <style:style style:name="P20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7fdd73" style:font-size-complex="12pt"/>
    </style:style>
    <style:style style:name="P21" style:family="paragraph" style:parent-style-name="Standard">
      <style:paragraph-properties fo:line-height="115%" fo:text-align="justify" style:justify-single-word="false"/>
      <style:text-properties fo:font-size="12pt" fo:language="pt" fo:country="BR" officeooo:paragraph-rsid="007fb0da" style:font-size-complex="12pt"/>
    </style:style>
    <style:style style:name="P22" style:family="paragraph" style:parent-style-name="Footer">
      <style:paragraph-properties fo:line-height="115%" fo:text-align="center" style:justify-single-word="false"/>
      <style:text-properties fo:font-size="12pt" officeooo:paragraph-rsid="009daa4d" style:font-size-asian="12pt" style:font-size-complex="12pt"/>
    </style:style>
    <style:style style:name="T1" style:family="text">
      <style:text-properties fo:color="#ff0000" loext:opacity="100%" style:font-name="Times New Roman1" fo:font-size="14pt" fo:font-weight="bold" style:font-size-asian="14pt" style:font-weight-asian="bold" style:font-size-complex="15pt"/>
    </style:style>
    <style:style style:name="T2" style:family="text">
      <style:text-properties fo:language="pt" fo:country="BR" officeooo:rsid="009daa4d" style:font-name-asian="Calibri1" style:font-name-complex="Times New Roman2"/>
    </style:style>
    <style:style style:name="T3" style:family="text">
      <style:text-properties fo:language="pt" fo:country="BR" officeooo:rsid="001ef013"/>
    </style:style>
    <style:style style:name="T4" style:family="text">
      <style:text-properties fo:language="pt" fo:country="BR" officeooo:rsid="001f7d39"/>
    </style:style>
    <style:style style:name="T5" style:family="text">
      <style:text-properties fo:language="pt" fo:country="BR" officeooo:rsid="002ff9a2"/>
    </style:style>
    <style:style style:name="T6" style:family="text">
      <style:text-properties officeooo:rsid="00314f83"/>
    </style:style>
    <style:style style:name="T7" style:family="text">
      <style:text-properties fo:font-weight="bold" officeooo:rsid="0018252d" style:font-weight-asian="bold" style:font-weight-complex="bold"/>
    </style:style>
    <style:style style:name="T8" style:family="text">
      <style:text-properties fo:font-weight="bold" officeooo:rsid="003e0367" style:font-weight-asian="bold" style:font-weight-complex="bold"/>
    </style:style>
    <style:style style:name="T9" style:family="text">
      <style:text-properties fo:font-weight="bold" officeooo:rsid="004f697b" style:font-weight-asian="bold" style:font-weight-complex="bold"/>
    </style:style>
    <style:style style:name="T10" style:family="text">
      <style:text-properties fo:font-weight="bold" officeooo:rsid="00522c63" style:font-weight-asian="bold" style:font-weight-complex="bold"/>
    </style:style>
    <style:style style:name="T11" style:family="text">
      <style:text-properties fo:font-weight="bold" officeooo:rsid="00574213" style:font-weight-asian="bold" style:font-weight-complex="bold"/>
    </style:style>
    <style:style style:name="T12" style:family="text">
      <style:text-properties fo:font-weight="bold" officeooo:rsid="0073c9b9" style:font-weight-asian="bold" style:font-weight-complex="bold"/>
    </style:style>
    <style:style style:name="T13" style:family="text">
      <style:text-properties fo:font-weight="bold" officeooo:rsid="001aff17" style:font-weight-asian="bold" style:font-weight-complex="bold"/>
    </style:style>
    <style:style style:name="T14" style:family="text">
      <style:text-properties fo:font-weight="bold" officeooo:rsid="009601ae" style:font-weight-asian="bold" style:font-weight-complex="bold"/>
    </style:style>
    <style:style style:name="T15" style:family="text">
      <style:text-properties fo:font-weight="bold" officeooo:rsid="00928bca" style:font-weight-asian="bold" style:font-weight-complex="bold"/>
    </style:style>
    <style:style style:name="T16" style:family="text">
      <style:text-properties officeooo:rsid="004c2fc4"/>
    </style:style>
    <style:style style:name="T17" style:family="text">
      <style:text-properties officeooo:rsid="0071dc56"/>
    </style:style>
    <style:style style:name="T18" style:family="text">
      <style:text-properties officeooo:rsid="001aff1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6415_4045591709"/><text:bookmark-start text:name="__DdeLink__1790_3846985925"/><text:bookmark-start text:name="__DdeLink__7685_798074146"/><text:placeholder text:placeholder-type="text">&lt;for each="matriculate in (matriculation or '')"&gt;</text:placeholder><text:bookmark-end text:name="__DdeLink__6415_4045591709"/><text:bookmark-end text:name="__DdeLink__7685_798074146"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">DADOS D<text:span text:style-name="T17">A MATRÍCULA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<text:span text:style-name="T7">Nível </text:span><text:span text:style-name="T12">acadêmico</text:span><text:span text:style-name="T7">:</text:span></text:p>
          </table:table-cell>
          <table:table-cell table:style-name="Tabela3.B1" office:value-type="string">
            <text:p text:style-name="P9"><text:bookmark-start text:name="__DdeLink__14542_16328213502"/><text:bookmark-start text:name="__DdeLink__1349_38469859255"/><text:placeholder text:placeholder-type="text" text:description="Nível Académico">&lt;matriculate.classes.studyplan.academic_level.name&gt;</text:placeholder><text:bookmark-end text:name="__DdeLink__14542_16328213502"/><text:bookmark-end text:name="__DdeLink__1349_38469859255"/></text:p>
          </table:table-cell>
        </table:table-row>
        <table:table-row>
          <table:table-cell table:style-name="Tabela3.A2" office:value-type="string">
            <text:p text:style-name="P7">Área:</text:p>
          </table:table-cell>
          <table:table-cell table:style-name="Tabela3.B2" office:value-type="string">
            <text:p text:style-name="P9"><text:placeholder text:placeholder-type="text" text:description="Área">&lt;matriculate.classes.studyplan.area.name&gt;</text:placeholder></text:p>
          </table:table-cell>
        </table:table-row>
        <table:table-row>
          <table:table-cell table:style-name="Tabela3.A2" office:value-type="string">
            <text:p text:style-name="P7">Curso:</text:p>
          </table:table-cell>
          <table:table-cell table:style-name="Tabela3.B2" office:value-type="string">
            <text:p text:style-name="P9"><text:placeholder text:placeholder-type="text" text:description="Curso">&lt;matriculate.classes.studyplan.course.name&gt;</text:placeholder></text:p>
          </table:table-cell>
        </table:table-row>
        <table:table-row>
          <table:table-cell table:style-name="Tabela3.A2" office:value-type="string">
            <text:p text:style-name="P10"><text:span text:style-name="T10">Ano </text:span><text:span text:style-name="T12">l</text:span><text:span text:style-name="T10">ectivo</text:span><text:span text:style-name="T7">:</text:span></text:p>
          </table:table-cell>
          <table:table-cell table:style-name="Tabela3.B2" office:value-type="string">
            <text:p text:style-name="P10"><text:placeholder text:placeholder-type="text" text:description="Nome">&lt;matriculate.classes.lective_year.name&gt;</text:placeholder></text:p>
          </table:table-cell>
        </table:table-row>
        <table:table-row>
          <table:table-cell table:style-name="Tabela3.A2" office:value-type="string">
            <text:p text:style-name="P10"><text:bookmark-start text:name="__DdeLink__4734_40455917092"/><text:span text:style-name="T9">Turma</text:span><text:span text:style-name="T7">:</text:span><text:bookmark-end text:name="__DdeLink__4734_40455917092"/><text:bookmark text:name="__DdeLink__1349_384698592533"/><text:tab/></text:p>
          </table:table-cell>
          <table:table-cell table:style-name="Tabela3.B2" office:value-type="string">
            <text:p text:style-name="P10"><text:bookmark-start text:name="__DdeLink__4734_40455917093"/><text:bookmark-start text:name="__DdeLink__1349_384698592534"/><text:placeholder text:placeholder-type="text" text:description="Nome">&lt;matriculate.classes.name&gt;</text:placeholder><text:bookmark-end text:name="__DdeLink__4734_40455917093"/><text:bookmark-end text:name="__DdeLink__1349_384698592534"/><text:tab/></text:p>
          </table:table-cell>
        </table:table-row>
        <table:table-row>
          <table:table-cell table:style-name="Tabela3.A2" office:value-type="string">
            <text:p text:style-name="P10"><text:span text:style-name="T10">Classe</text:span><text:span text:style-name="T7">:</text:span></text:p>
          </table:table-cell>
          <table:table-cell table:style-name="Tabela3.B2" office:value-type="string">
            <text:p text:style-name="P10"><text:placeholder text:placeholder-type="text" text:description="Nome">&lt;matriculate.classes.classe.name&gt;</text:placeholder></text:p>
          </table:table-cell>
        </table:table-row>
        <table:table-row>
          <table:table-cell table:style-name="Tabela3.A2" office:value-type="string">
            <text:p text:style-name="P8">Período:</text:p>
          </table:table-cell>
          <table:table-cell table:style-name="Tabela3.B2" office:value-type="string">
            <text:p text:style-name="P10"><text:placeholder text:placeholder-type="text" text:description="Nome">&lt;matriculate.classes.time_course.name&gt;</text:placeholder></text:p>
          </table:table-cell>
        </table:table-row>
        <table:table-row>
          <table:table-cell table:style-name="Tabela3.A2" office:value-type="string">
            <text:p text:style-name="P10"><text:span text:style-name="T9">Tipo</text:span><text:span text:style-name="T7">:</text:span></text:p>
          </table:table-cell>
          <table:table-cell table:style-name="Tabela3.B2" office:value-type="string">
            <text:p text:style-name="P10"><text:placeholder text:placeholder-type="text" text:description="Nome">&lt;matriculate.type.name&gt;</text:placeholder></text:p>
          </table:table-cell>
        </table:table-row>
      </table:table>
      <text:p text:style-name="P17"><text:bookmark-end text:name="__DdeLink__1790_3846985925"/><text:bookmark text:name="__DdeLink__310_4045591709"/><text:bookmark text:name="__DdeLink__3904_3846985925"/><text:placeholder text:placeholder-type="text">&lt;if test="matriculate.classe_student_discipline"&gt;</text:placeholder></text:p>
      <text:p text:style-name="P17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6">D<text:span text:style-name="T16">ISCIPLINAS A FREQUENTAR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<text:span text:style-name="T11">Disciplina</text:span><text:span text:style-name="T7">:</text:span></text:p>
          </table:table-cell>
          <table:table-cell table:style-name="Tabela1.B1" office:value-type="string">
            <text:p text:style-name="P20"><text:span text:style-name="T11">Modalidade</text:span><text:span text:style-name="T7">:</text:span></text:p>
          </table:table-cell>
        </table:table-row>
      </table:table>
      <text:p text:style-name="P12"><text:placeholder text:placeholder-type="text">&lt;for each="discipline in (matriculate.classe_student_discipline or '')"&gt;</text:placeholder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1"><text:placeholder text:placeholder-type="text" text:description="Nome">&lt;discipline.studyplan_discipline.discipline.name&gt;</text:placeholder></text:p>
          </table:table-cell>
          <table:table-cell table:style-name="Tabela6.B1" office:value-type="string">
            <text:p text:style-name="P19"><text:placeholder text:placeholder-type="text" text:description="Nome">&lt;discipline.modality.name&gt;</text:placeholder></text:p>
          </table:table-cell>
        </table:table-row>
      </table:table>
      <text:p text:style-name="P12"><text:placeholder text:placeholder-type="text">&lt;/for&gt;</text:placeholder></text:p>
      <text:p text:style-name="P18"><text:placeholder text:placeholder-type="text">&lt;/if&gt;</text:placeholder></text:p>
      <text:p text:style-name="P12"/>
      <text:p text:style-name="P22"><text:span text:style-name="T3">O</text:span><text:span text:style-name="T4">(a)</text:span><text:span text:style-name="T3"> </text:span><text:span text:style-name="T5">Subdiretor</text:span><text:span text:style-name="T4">(a)</text:span><text:span text:style-name="T3"> Pedagógico</text:span><text:span text:style-name="T4">(a)</text:span></text:p>
      <text:p text:style-name="P14"><text:tab/></text:p>
      <text:p text:style-name="P14"/>
      <text:p text:style-name="P11"><text:span text:style-name="T14">Documento </text:span><text:bookmark-start text:name="__DdeLink__1831_38469859251"/><text:span text:style-name="T14">g</text:span><text:bookmark-end text:name="__DdeLink__1831_38469859251"/><text:span text:style-name="T8">erado </text:span><text:span text:style-name="T15">a</text:span><text:span text:style-name="T13">:</text:span><text:span text:style-name="T18"> </text:span><text:span text:style-name="T18"><text:placeholder text:placeholder-type="text" text:description="Descrição">&lt;create_date&gt;</text:placeholder></text:span><text:span text:style-name="T18"><text:s/></text:span><text:span text:style-name="T18"><text:placeholder text:placeholder-type="text">&lt;datetime.datetime.now().strftime('%H:%M:%S')&gt;</text:placeholder></text:span></text:p>
      <text:p text:style-name="P13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Table_20_Contents">
      <style:text-properties fo:language="pt" fo:country="BR" officeooo:paragraph-rsid="00a0d658"/>
    </style:style>
    <style:style style:name="MP2" style:family="paragraph" style:parent-style-name="Heading_20_1">
      <style:paragraph-properties fo:text-align="end" style:justify-single-word="false"/>
      <style:text-properties fo:font-size="2pt" fo:language="pt" fo:country="BR" officeooo:paragraph-rsid="00a0d658" style:font-size-asian="1.75pt" style:font-size-complex="2pt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a0d658" officeooo:paragraph-rsid="00a0d658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4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paragraph-rsid="00a0d658" style:font-size-asian="14pt" style:font-weight-asian="bold" style:font-size-complex="14pt"/>
    </style:style>
    <style:style style:name="MT1" style:family="text">
      <style:text-properties officeooo:rsid="00314f83"/>
    </style:style>
    <style:style style:name="MT2" style:family="text">
      <style:text-properties fo:language="pt" fo:country="BR" officeooo:rsid="009daa4d" style:font-name-asian="Calibri1" style:font-name-complex="Times New Roman2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1"/>
            </table:table-cell>
            <table:table-cell table:style-name="Table10.B1" office:value-type="string">
              <text:p text:style-name="MP2"/>
              <text:p text:style-name="MP3"><text:span text:style-name="MT1">B</text:span>OLETIM DE MATRÍCULA</text:p>
            </table:table-cell>
          </table:table-row>
        </table:table>
        <text:p text:style-name="MP4"><text:span text:style-name="MT2"/></text:p>
      </style:head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43</meta:editing-cycles>
    <meta:editing-duration>PT8H11M51S</meta:editing-duration>
    <dc:date>2025-12-29T18:23:46.703893751</dc:date>
    <meta:generator>LibreOffice/24.2.7.2$Linux_X86_64 LibreOffice_project/420$Build-2</meta:generator>
    <meta:document-statistic meta:table-count="6" meta:image-count="1" meta:object-count="0" meta:page-count="1" meta:paragraph-count="32" meta:word-count="56" meta:character-count="820" meta:non-whitespace-character-count="792"/>
  </office:meta>
</office:document-meta>
</file>